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4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33:10.6518433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33:10.66160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4:31</meta:creation-date>
    <dc:date>2025-09-04T14:33:23.296933900</dc:date>
    <meta:print-date>2020-02-05T15:45:38.714000000</meta:print-date>
    <dc:language>pt-PT</dc:language>
    <meta:editing-cycles>652</meta:editing-cycles>
    <meta:editing-duration>P3DT18H26M16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